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3">
        <text:h text:style-name="Heading_20_4" text:outline-level="4">Shortcuts</text:h>
        <text:p text:style-name="Text_20_body_20_indent_20_Organon">These shortcuts <text:span text:style-name="T1">can only be used from the project tab</text:span> ('ORGANON'):</text:p>
        <text:p text:style-name="Text_20_body_20_indent_20_Organon">Ctrl + Alt + d<text:tab/><text:tab/>devide text</text:p>
        <text:p text:style-name="Text_20_body_20_indent_20_Organon">Ctrl + Alt + n<text:tab/><text:tab/>create file</text:p>
        <text:p text:style-name="Text_20_body_20_indent_20_Organon">Ctrl + Alt + m<text:tab/><text:tab/>create folder</text:p>
        <text:p text:style-name="Text_20_body_20_indent_20_Organon"/>
        <text:p text:style-name="Text_20_body_20_indent_20_Organon">These shortcuts <text:span text:style-name="T1">can be used from any tab.</text:span></text:p>
        <text:p text:style-name="Text_20_body_20_indent_20_Organon">Ctrl + Alt + x<text:tab/><text:tab/>move to recycle bin</text:p>
        <text:p text:style-name="Text_20_body_20_indent_20_Organon">Ctrl + Alt + y<text:tab/><text:tab/>clear recycle bin</text:p>
        <text:p text:style-name="Text_20_body_20_indent_20_Organon">Ctrl + Alt + s<text:tab/><text:tab/>save formatting of the last edited file</text:p>
        <text:p text:style-name="Text_20_body_20_indent_20_Organon">Ctrl + Alt + t<text:tab/><text:tab/>start new tab</text:p>
        <text:p text:style-name="Text_20_body_20_indent_20_Organon">Ctrl + Alt + w<text:tab/><text:tab/>close current tab</text:p>
        <text:p text:style-name="Text_20_body_20_indent_20_Organon">Ctrl + Alt + r<text:tab/><text:tab/>create backup</text:p>
        <text:p text:style-name="Text_20_body_20_indent_20_Organon">Ctrl + Alt + o<text:tab/><text:tab/>open Organizer</text:p>
        <text:p text:style-name="Text_20_body_20_indent_20_Organon"/>
        <text:p text:style-name="Text_20_body_20_indent_20_Organon">Ctrl + Alt + j<text:tab/><text:tab/>visibility colored icons</text:p>
        <text:p text:style-name="Text_20_body_20_indent_20_Organon">Ctrl + Alt + k<text:tab/><text:tab/>visibility user icons</text:p>
        <text:p text:style-name="Text_20_body_20_indent_20_Organon">Ctrl + Alt + l<text:tab/><text:tab/>visibility outline</text:p>
        <text:p text:style-name="Text_20_body_20_indent_20_Organon"/>
        <text:p text:style-name="Text_20_body_20_indent_20_Organon">Ctrl + Alt + arrow up<text:tab/><text:tab/>select treeview one entry up</text:p>
        <text:p text:style-name="Text_20_body_20_indent_20_Organon">Ctrl + Alt + arrow down<text:tab/>select treeview one entry dow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8" meta:word-count="145" meta:character-count="659"/>
    <dc:date>2015-09-06T20:29:47.71</dc:date>
    <meta:editing-duration>P0D</meta:editing-duration>
    <meta:editing-cycles>1</meta:editing-cycles>
    <meta:generator>OpenOffice/4.1.1$Win32 OpenOffice.org_project/411m6$Build-9775</meta:generator>
  </office:meta>
</office:document-meta>
</file>